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69a2e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stroke="none" draw:fill-color="#d4ea6b" draw:textarea-horizontal-align="justify" draw:textarea-vertical-align="middle" draw:auto-grow-height="false" fo:min-height="2.991cm" fo:min-width="4.501cm"/>
    </style:style>
    <style:style style:name="gr3" style:family="graphic" style:parent-style-name="standard">
      <style:graphic-properties draw:stroke="none" draw:fill="gradient" draw:fill-color="#ffaa95" draw:fill-gradient-name="Gradient_20_6" draw:opacity="90%" draw:textarea-horizontal-align="justify" draw:textarea-vertical-align="middle" draw:auto-grow-height="false" fo:min-height="1cm" fo:min-width="3.743cm"/>
    </style:style>
    <style:style style:name="P1" style:family="paragraph">
      <loext:graphic-properties draw:fill="solid" draw:fill-color="#069a2e"/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="gradient" draw:fill-color="#ffaa95" draw:fill-gradient-name="Gradient_20_6" draw:opacity="90%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10cm" svg:height="10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0cm" svg:x="2cm" svg:y="10.5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5.297cm" svg:height="2.5cm" svg:x="4.352cm" svg:y="14.3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Gradient_20_4" draw:display-name="Gradient 4" draw:style="linear" draw:start-color="#bf0041" draw:end-color="#ffaa95" draw:start-intensity="100%" draw:end-intensity="100%" draw:angle="90deg" draw:border="0%"/>
    <draw:gradient draw:name="Gradient_20_5" draw:display-name="Gradient 5" draw:style="linear" draw:start-color="#069a2e" draw:end-color="#ffaa95" draw:start-intensity="100%" draw:end-intensity="100%" draw:angle="90deg" draw:border="0%"/>
    <draw:gradient draw:name="Gradient_20_6" draw:display-name="Gradient 6" draw:style="linear" draw:start-color="#069a2e" draw:end-color="#d4ea6b" draw:start-intensity="100%" draw:end-intensity="100%" draw:angle="90deg" draw:border="0%"/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思源宋体 CN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1T09:47:05.893648519</meta:creation-date>
    <dc:date>2022-03-31T10:21:41.905053319</dc:date>
    <meta:editing-duration>PT18M14S</meta:editing-duration>
    <meta:editing-cycles>3</meta:editing-cycles>
    <meta:generator>LibreOffice/7.3.2.1$Linux_X86_64 LibreOffice_project/30$Build-1</meta:generator>
    <meta:document-statistic meta:object-count="3"/>
  </office:meta>
</office:document-meta>
</file>